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d2ae" officeooo:paragraph-rsid="0014d2a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818d" officeooo:paragraph-rsid="0015818d" style:font-size-asian="12.25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fo:font-weight="normal" officeooo:rsid="0014d2ae" officeooo:paragraph-rsid="0014d2ae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4d2ae" officeooo:paragraph-rsid="0014d2ae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4d2ae" officeooo:paragraph-rsid="0016efb9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6efb9" officeooo:paragraph-rsid="0016efb9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87e3c" officeooo:paragraph-rsid="00187e3c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89c96" officeooo:paragraph-rsid="00189c96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89c96" officeooo:paragraph-rsid="001aed6b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98285" officeooo:paragraph-rsid="00198285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98285" officeooo:paragraph-rsid="001aed6b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aed6b" officeooo:paragraph-rsid="001aed6b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bold" officeooo:rsid="0016efb9" officeooo:paragraph-rsid="0016efb9" style:font-size-asian="12.25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4d2ae" officeooo:paragraph-rsid="0014d2ae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4d2ae" officeooo:paragraph-rsid="00168961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4d2ae" officeooo:paragraph-rsid="0016efb9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4d2ae" officeooo:paragraph-rsid="00187e3c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4d2ae" officeooo:paragraph-rsid="00189c96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4d2ae" officeooo:paragraph-rsid="00198285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5818d" officeooo:paragraph-rsid="0015818d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68961" officeooo:paragraph-rsid="00168961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68961" officeooo:paragraph-rsid="00168961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6efb9" officeooo:paragraph-rsid="0016efb9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98285" officeooo:paragraph-rsid="00198285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aed6b" officeooo:paragraph-rsid="001aed6b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c278e" officeooo:paragraph-rsid="001c278e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89c96" officeooo:paragraph-rsid="001c278e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87e3c" officeooo:paragraph-rsid="001c278e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c31cc" officeooo:paragraph-rsid="001c31cc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c31cc" officeooo:paragraph-rsid="001cae01" style:font-size-asian="12.25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c31cc" officeooo:paragraph-rsid="001d1a19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c31cc" officeooo:paragraph-rsid="001d6e49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cae01" officeooo:paragraph-rsid="001cae01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d1a19" officeooo:paragraph-rsid="001d1a19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d6e49" officeooo:paragraph-rsid="001d6e49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de4f6" officeooo:paragraph-rsid="001de4f6" style:font-size-asian="12.25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fe065" officeooo:paragraph-rsid="001fe065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fe065" officeooo:paragraph-rsid="00230567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1fe065" officeooo:paragraph-rsid="0024744b" style:font-size-asian="12.25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230567" officeooo:paragraph-rsid="00230567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normal" officeooo:rsid="0024744b" officeooo:paragraph-rsid="0024744b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5818d" officeooo:paragraph-rsid="0015818d" style:font-size-asian="12.25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6efb9" officeooo:paragraph-rsid="0016efb9" style:font-size-asian="12.25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98285" officeooo:paragraph-rsid="00198285" style:font-size-asian="12.25pt" style:font-weight-asian="bold" style:font-size-complex="14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aed6b" officeooo:paragraph-rsid="001aed6b" style:font-size-asian="12.25pt" style:font-weight-asian="bold" style:font-size-complex="14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c278e" officeooo:paragraph-rsid="001c278e" style:font-size-asian="12.25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cae01" officeooo:paragraph-rsid="001cae01" style:font-size-asian="12.25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d1a19" officeooo:paragraph-rsid="001d1a19" style:font-size-asian="12.25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d6e49" officeooo:paragraph-rsid="001d6e49" style:font-size-asian="12.25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1fe065" officeooo:paragraph-rsid="001fe065" style:font-size-asian="12.25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style:font-name="Liberation Serif1" fo:font-size="14pt" fo:font-weight="bold" officeooo:rsid="00230567" officeooo:paragraph-rsid="00230567" style:font-size-asian="12.25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87e3c" officeooo:paragraph-rsid="001c278e" style:font-size-asian="12.25pt" style:font-weight-asian="normal" style:font-size-complex="14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68961"/>
    </style:style>
    <style:style style:name="T3" style:family="text">
      <style:text-properties style:font-name="Liberation Serif1" officeooo:rsid="0016efb9"/>
    </style:style>
    <style:style style:name="T4" style:family="text">
      <style:text-properties style:font-name="Liberation Serif1" officeooo:rsid="0014d2ae"/>
    </style:style>
    <style:style style:name="T5" style:family="text">
      <style:text-properties style:font-name="Liberation Serif1" officeooo:rsid="00189c96"/>
    </style:style>
    <style:style style:name="T6" style:family="text">
      <style:text-properties style:font-name="Liberation Serif1" officeooo:rsid="001aed6b"/>
    </style:style>
    <style:style style:name="T7" style:family="text">
      <style:text-properties style:font-name="Liberation Serif1" fo:font-weight="bold" style:font-weight-asian="bold" style:font-weight-complex="bold"/>
    </style:style>
    <style:style style:name="T8" style:family="text">
      <style:text-properties style:font-name="Liberation Serif1" officeooo:rsid="001c278e"/>
    </style:style>
    <style:style style:name="T9" style:family="text">
      <style:text-properties officeooo:rsid="0015818d"/>
    </style:style>
    <style:style style:name="T10" style:family="text">
      <style:text-properties officeooo:rsid="001c278e"/>
    </style:style>
    <style:style style:name="T11" style:family="text">
      <style:text-properties officeooo:rsid="0014d2ae"/>
    </style:style>
    <style:style style:name="T12" style:family="text">
      <style:text-properties officeooo:rsid="001d6e49"/>
    </style:style>
    <style:style style:name="T13" style:family="text">
      <style:text-properties officeooo:rsid="00219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<text:span text:style-name="T9">ТРОКИ</text:span></text:p>
      <text:p text:style-name="P1"/>
      <text:p text:style-name="P2">Создаём строки</text:p>
      <text:p text:style-name="P1"/>
      <text:p text:style-name="P3">Создание строки:</text:p>
      <text:p text:style-name="P4">title = <text:span text:style-name="T1">""<text:tab/><text:tab/># =&gt; ""</text:span></text:p>
      <text:p text:style-name="P14"/>
      <text:p text:style-name="P14">Проверить пустая ли строка:</text:p>
      <text:p text:style-name="P14">title.empty?<text:tab/># =&gt; true</text:p>
      <text:p text:style-name="P14"/>
      <text:p text:style-name="P14">Проверить длину строки:</text:p>
      <text:p text:style-name="P14">title.length</text:p>
      <text:p text:style-name="P14">или</text:p>
      <text:p text:style-name="P14">title.size<text:tab/><text:tab/># =&gt; 0</text:p>
      <text:p text:style-name="P14"/>
      <text:p text:style-name="P42">Строки с общим ограничителем</text:p>
      <text:p text:style-name="P42"/>
      <text:p text:style-name="P20">Строка вкладывается между парой парой символов-ограничителей, которым предшествует символ %:</text:p>
      <text:p text:style-name="P20">comedy = %!As you like it!</text:p>
      <text:p text:style-name="P20">history = %[Henry <text:s/>5]</text:p>
      <text:p text:style-name="P20">tregedy = %(Julius Ceasar)</text:p>
      <text:p text:style-name="P20"/>
      <text:p text:style-name="P20">%Q является эквивалентом строки в двойных кавычках; %q — эквивалент одинарных кавычек; %x используется для строки в обратных кавычках ( ` ) при выводе команды.</text:p>
      <text:p text:style-name="P20"/>
      <text:p text:style-name="P42">Конкатенация строк</text:p>
      <text:p text:style-name="P42"/>
      <text:p text:style-name="P21">Соседние строки могут быть сцеплены просто потому, что они стоят друг за другом:</text:p>
      <text:p text:style-name="P5"><text:span text:style-name="T1">"</text:span><text:span text:style-name="T2">Hello, </text:span><text:span text:style-name="T1">"<text:tab/> " " <text:s/>"</text:span><text:span text:style-name="T3">World</text:span><text:span text:style-name="T1">"<text:tab/>"!"<text:tab/># =&gt; "</text:span><text:span text:style-name="T2">Hello, </text:span><text:span text:style-name="T3">World</text:span><text:span text:style-name="T2">!</text:span><text:span text:style-name="T1">"</text:span></text:p>
      <text:p text:style-name="P15"/>
      <text:p text:style-name="P22">Можно также воспользоваться методом +:</text:p>
      <text:p text:style-name="P5"><text:span text:style-name="T1">"</text:span><text:span text:style-name="T2">Hello, </text:span><text:span text:style-name="T1">"<text:tab/> </text:span><text:span text:style-name="T2">+</text:span><text:span text:style-name="T1"> " " </text:span><text:span text:style-name="T2">+</text:span><text:span text:style-name="T1"> <text:s/>"</text:span><text:span text:style-name="T3">World</text:span><text:span text:style-name="T1">" </text:span><text:span text:style-name="T2">+ </text:span><text:span text:style-name="T1">"!"<text:tab/># =&gt; "</text:span><text:span text:style-name="T2">Hello, </text:span><text:span text:style-name="T3">World</text:span><text:span text:style-name="T2">!</text:span><text:span text:style-name="T1">"</text:span></text:p>
      <text:p text:style-name="P16"/>
      <text:p text:style-name="P23">Ещё один способ состоит в применение метода &lt;&lt;:</text:p>
      <text:p text:style-name="P5"><text:span text:style-name="T1">"</text:span><text:span text:style-name="T2">Hello, </text:span><text:span text:style-name="T1">"<text:tab/> </text:span><text:span text:style-name="T3">&lt;&lt;</text:span><text:span text:style-name="T1"> <text:s/>"</text:span><text:span text:style-name="T3">World!</text:span><text:span text:style-name="T1">"<text:tab/># =&gt; "</text:span><text:span text:style-name="T2">Hello, </text:span><text:span text:style-name="T3">World</text:span><text:span text:style-name="T2">!</text:span><text:span text:style-name="T1">"</text:span></text:p>
      <text:p text:style-name="P16"/>
      <text:p text:style-name="P23">Или соединить строки вместе, несколько раз вызвав &lt;&lt;:</text:p>
      <text:p text:style-name="P5"><text:span text:style-name="T1">"</text:span><text:span text:style-name="T2">Hello, </text:span><text:span text:style-name="T1">"<text:tab/> </text:span><text:span text:style-name="T3">&lt;&lt;</text:span><text:span text:style-name="T1"> <text:s/>"</text:span><text:span text:style-name="T3">World</text:span><text:span text:style-name="T1">" </text:span><text:span text:style-name="T3">&lt;&lt;</text:span><text:span text:style-name="T2"> </text:span><text:span text:style-name="T1">"!"<text:tab/># =&gt; "</text:span><text:span text:style-name="T2">Hello, </text:span><text:span text:style-name="T3">World</text:span><text:span text:style-name="T2">!</text:span><text:span text:style-name="T1">"</text:span></text:p>
      <text:p text:style-name="P16"/>
      <text:p text:style-name="P23">Альтернативой &lt;&lt; является метод concat (это метод не позволяет формировать цепочку):</text:p>
      <text:p text:style-name="P5"><text:span text:style-name="T1">"</text:span><text:span text:style-name="T2">Hello, </text:span><text:span text:style-name="T1">"</text:span><text:span text:style-name="T2">.</text:span><text:span text:style-name="T3">concate</text:span><text:span text:style-name="T1"> <text:s/>"</text:span><text:span text:style-name="T3">World!</text:span><text:span text:style-name="T1">"<text:tab/># =&gt; "</text:span><text:span text:style-name="T2">Hello, </text:span><text:span text:style-name="T3">World</text:span><text:span text:style-name="T2">!</text:span><text:span text:style-name="T1">"</text:span></text:p>
      <text:p text:style-name="P16"><text:soft-page-break/></text:p>
      <text:p text:style-name="P23">Можно сделать строку неизменной (заморозить её):</text:p>
      <text:p text:style-name="P6"><text:span text:style-name="T1">greet = </text:span><text:span text:style-name="T4">"</text:span><text:span text:style-name="T2">Hello, </text:span><text:span text:style-name="T1">World</text:span><text:span text:style-name="T2">!</text:span><text:span text:style-name="T4">"</text:span></text:p>
      <text:p text:style-name="P6"><text:span text:style-name="T4">g</text:span><text:span text:style-name="T1">reet.freeze</text:span></text:p>
      <text:p text:style-name="P23"/>
      <text:p text:style-name="P23">Проверить заморожен ли строка:</text:p>
      <text:p text:style-name="P6"><text:span text:style-name="T1">greet.frozen?<text:tab/><text:tab/></text:span><text:span text:style-name="T4"># =&gt; true</text:span></text:p>
      <text:p text:style-name="P16"/>
      <text:p text:style-name="P13"><text:span text:style-name="T4">П</text:span><text:span text:style-name="T1">олучаем доступ к строкам</text:span></text:p>
      <text:p text:style-name="P43"/>
      <text:p text:style-name="P7"><text:bookmark-start text:name="__DdeLink__20_1157011700"/><text:span text:style-name="T1">line = </text:span><text:span text:style-name="T4">"</text:span><text:span text:style-name="T1">A horse! A horse! </text:span><text:span text:style-name="T5">m</text:span><text:span text:style-name="T1">y kindom for a horse!</text:span><text:span text:style-name="T4">"</text:span></text:p>
      <text:p text:style-name="P7"><text:span text:style-name="T4">c</text:span><text:span text:style-name="T1">ite = </text:span><text:span text:style-name="T4">"</text:span><text:span text:style-name="T1">Akt 5, Scene 4</text:span><text:span text:style-name="T4">"</text:span></text:p>
      <text:p text:style-name="P7"><text:span text:style-name="T4">s</text:span><text:span text:style-name="T1">peaker = </text:span><text:span text:style-name="T4">"</text:span><text:span text:style-name="T1">King Richard 3</text:span><text:span text:style-name="T4">"</text:span><text:bookmark-end text:name="__DdeLink__20_1157011700"/></text:p>
      <text:p text:style-name="P17"/>
      <text:p text:style-name="P7"><text:span text:style-name="T4">Е</text:span><text:span text:style-name="T1">сли ввести к методу [] строку в качестве параметра, то он вернет эту строку если найдет:</text:span></text:p>
      <text:p text:style-name="P7"><text:span text:style-name="T4">s</text:span><text:span text:style-name="T1">peaker = ['King']<text:tab/></text:span><text:span text:style-name="T4"># =&gt; "</text:span><text:span text:style-name="T1">King</text:span><text:span text:style-name="T4">"</text:span></text:p>
      <text:p text:style-name="P17"/>
      <text:p text:style-name="P7"><text:span text:style-name="T4">М</text:span><text:span text:style-name="T1">ожно найти символ по индексу:</text:span></text:p>
      <text:p text:style-name="P7"><text:span text:style-name="T1">line = [7]<text:tab/></text:span><text:span text:style-name="T4"># =&gt; "!"</text:span></text:p>
      <text:p text:style-name="P17"/>
      <text:p text:style-name="P7"><text:span text:style-name="T4">М</text:span><text:span text:style-name="T1">ожно задать смещение и длину, чтобы сообщить позицию, с которой вы хотите начать, и сколько символов вы хотите извлечь:</text:span></text:p>
      <text:p text:style-name="P7"><text:span text:style-name="T1">line = [18, 23]<text:tab/><text:tab/></text:span><text:span text:style-name="T4"># =&gt; "</text:span><text:span text:style-name="T5">m</text:span><text:span text:style-name="T1">y kindom for a horse!</text:span><text:span text:style-name="T4">"</text:span></text:p>
      <text:p text:style-name="P17"/>
      <text:p text:style-name="P8"><text:span text:style-name="T4">В</text:span><text:span text:style-name="T1">ведите диапазон, чтобы указать диапазон символов:</text:span></text:p>
      <text:p text:style-name="P8">cite[0..4]<text:tab/><text:span text:style-name="T4"># =&gt; "</text:span><text:span text:style-name="T1">Act 5</text:span><text:span text:style-name="T4">"</text:span></text:p>
      <text:p text:style-name="P8">cite[0...4]<text:tab/><text:span text:style-name="T4"># =&gt; "</text:span><text:span text:style-name="T1">Act </text:span><text:span text:style-name="T4">"</text:span></text:p>
      <text:p text:style-name="P18"/>
      <text:p text:style-name="P10"><text:span text:style-name="T4">М</text:span><text:span text:style-name="T1">етод index возвращает индекс:</text:span></text:p>
      <text:p text:style-name="P10"><text:span text:style-name="T1">line.index(</text:span><text:span text:style-name="T4">"</text:span><text:span text:style-name="T1">k</text:span><text:span text:style-name="T4">"</text:span><text:span text:style-name="T1">)<text:tab/><text:tab/></text:span><text:span text:style-name="T4"># =&gt; </text:span><text:span text:style-name="T1">21</text:span></text:p>
      <text:p text:style-name="P24"/>
      <text:p text:style-name="P44">Сравниваем строки</text:p>
      <text:p text:style-name="P44"/>
      <text:p text:style-name="P10"><text:span text:style-name="T1">hay = </text:span><text:span text:style-name="T4">"</text:span><text:span text:style-name="T1">Four score and seven years ago our fathers brought forth, upon this continent, a new nation, conceived in Liberty, and dedicated to the propodition that all men are created equal. </text:span><text:span text:style-name="T4">"</text:span></text:p>
      <text:p text:style-name="P19"/>
      <text:p text:style-name="P10"><text:span text:style-name="T4">n</text:span><text:span text:style-name="T1">icolay = </text:span><text:span text:style-name="T4">"</text:span><text:span text:style-name="T1">Four score and seven years ago our fathers brought forth, upon this continent, a new nation, conceived in liberty, and dedicated to the propodition that \</text:span><text:span text:style-name="T4">"</text:span><text:span text:style-name="T1">all men are created equal\ </text:span><text:span text:style-name="T4">"</text:span></text:p>
      <text:p text:style-name="P19"/>
      <text:p text:style-name="P10"><text:span text:style-name="T4">С</text:span><text:span text:style-name="T1">равним эти строки:</text:span></text:p>
      <text:p text:style-name="P10"><text:span text:style-name="T1">hay == nicolay<text:tab/><text:tab/></text:span><text:span text:style-name="T4"># =&gt; </text:span><text:span text:style-name="T1">false</text:span></text:p>
      <text:p text:style-name="P24"/>
      <text:p text:style-name="P11"><text:soft-page-break/><text:span text:style-name="T1">Можно также применить метод eql? И получить тот же результат, несмотря на то, что eql? </text:span><text:span text:style-name="T6">и == слегка различны:</text:span></text:p>
      <text:p text:style-name="P25">* == возвращает true, если равны два объекта String, и false в противном случае.</text:p>
      <text:p text:style-name="P25">* eql? возвращает true, если две строки равны по длине и содержимому, и false в противном случае.</text:p>
      <text:p text:style-name="P11"><text:span text:style-name="T6">hay.eql? nicolay<text:tab/><text:tab/></text:span><text:span text:style-name="T4"># =&gt; </text:span><text:span text:style-name="T6">false</text:span></text:p>
      <text:p text:style-name="P25"/>
      <text:p text:style-name="P25">Еще одно средство сравнения строк — это метод &lt;=&gt; (космический челнок). Он сравнивает значения кодов символов строки и возвращает -1 (меньше), 0 (равны), 1 (больше):</text:p>
      <text:p text:style-name="P9"><text:span text:style-name="T4">"</text:span><text:span text:style-name="T6">a</text:span><text:span text:style-name="T4">" </text:span><text:span text:style-name="T6">&lt;=&gt; </text:span><text:span text:style-name="T4">"</text:span><text:span text:style-name="T6">a</text:span><text:span text:style-name="T4">"<text:tab/><text:tab/># =&gt; </text:span><text:span text:style-name="T6">0</text:span></text:p>
      <text:p text:style-name="P9"><text:span text:style-name="T4">"</text:span><text:span text:style-name="T6">a</text:span><text:span text:style-name="T4">" </text:span><text:span text:style-name="T6">&lt;=&gt; </text:span><text:span text:style-name="T4">"</text:span><text:span text:style-name="T6">b</text:span><text:span text:style-name="T4">"<text:tab/><text:tab/># =&gt; </text:span><text:span text:style-name="T6">-1</text:span></text:p>
      <text:p text:style-name="P9"><text:span text:style-name="T4">"</text:span><text:span text:style-name="T6">a</text:span><text:span text:style-name="T4">" </text:span><text:span text:style-name="T6">&lt;=&gt; </text:span><text:span text:style-name="T4">"</text:span><text:span text:style-name="T6">A</text:span><text:span text:style-name="T4">"<text:tab/><text:tab/># =&gt; </text:span><text:span text:style-name="T6">1</text:span></text:p>
      <text:p text:style-name="P25"/>
      <text:p text:style-name="P12"><text:span text:style-name="T1">Сравнить </text:span><text:span text:style-name="T7">без</text:span><text:span text:style-name="T1"> учета регистра:</text:span></text:p>
      <text:p text:style-name="P9"><text:span text:style-name="T4">"</text:span><text:span text:style-name="T6">a</text:span><text:span text:style-name="T4">".</text:span><text:span text:style-name="T6">casecmp </text:span><text:span text:style-name="T4">"</text:span><text:span text:style-name="T6">A</text:span><text:span text:style-name="T4">"<text:tab/><text:tab/># =&gt; </text:span><text:span text:style-name="T6">0</text:span></text:p>
      <text:p text:style-name="P25"/>
      <text:p text:style-name="P45">Вставляем строку в строку</text:p>
      <text:p text:style-name="P45"/>
      <text:p text:style-name="P26">Метод insert позволяет вставить одну строку по указанному индексу в другую:</text:p>
      <text:p text:style-name="P27"><text:span text:style-name="T11">"Be carful.".insert 6, "e"</text:span><text:tab/><text:span text:style-name="T11"># =&gt; "Be careful."</text:span></text:p>
      <text:p text:style-name="P26">или добавить слово:</text:p>
      <text:p text:style-name="P27"><text:span text:style-name="T11">"Be carуful.".insert 3, "very"</text:span><text:tab/><text:span text:style-name="T11"># =&gt; "Be very careful."</text:span></text:p>
      <text:p text:style-name="P27"/>
      <text:p text:style-name="P46">Заменяем всю строку или ее часть</text:p>
      <text:p text:style-name="P46"/>
      <text:p text:style-name="P52"><text:span text:style-name="T1">line = </text:span><text:span text:style-name="T4">"</text:span><text:span text:style-name="T1">A </text:span><text:span text:style-name="T8">Porsche</text:span><text:span text:style-name="T1">! A </text:span><text:span text:style-name="T8">Porsche</text:span><text:span text:style-name="T1">! </text:span><text:span text:style-name="T5">m</text:span><text:span text:style-name="T1">y kindom for a </text:span><text:span text:style-name="T8">Porsche</text:span><text:span text:style-name="T1">!</text:span><text:span text:style-name="T4">"</text:span></text:p>
      <text:p text:style-name="P52"><text:span text:style-name="T4">c</text:span><text:span text:style-name="T1">ite = </text:span><text:span text:style-name="T4">"</text:span><text:span text:style-name="T1">Akt 5, Scene </text:span><text:span text:style-name="T8">5</text:span><text:span text:style-name="T4">"</text:span></text:p>
      <text:p text:style-name="P28"><text:span text:style-name="T11">s</text:span>peaker = <text:span text:style-name="T11">"</text:span>King Richard, <text:span text:style-name="T10">2007"</text:span></text:p>
      <text:p text:style-name="P28"/>
      <text:p text:style-name="P29">Введите строку как параметр для []=, и он, если найдет ее, вернет новую, откорректированную строку:</text:p>
      <text:p text:style-name="P29">speaker[<text:span text:style-name="T11">", </text:span>2007<text:span text:style-name="T11">"</text:span>]= <text:span text:style-name="T11">"</text:span>3<text:span text:style-name="T11">"<text:tab/># =&gt; "</text:span>3<text:span text:style-name="T11">"</text:span></text:p>
      <text:p text:style-name="P29">p speaker<text:tab/><text:tab/><text:tab/><text:span text:style-name="T11"># =&gt; "King Richard </text:span>3<text:span text:style-name="T11">"</text:span></text:p>
      <text:p text:style-name="P29"/>
      <text:p text:style-name="P29">Можно ввести индекс:</text:p>
      <text:p text:style-name="P29">cite[13]= <text:span text:style-name="T11">"</text:span>4<text:span text:style-name="T11">"<text:tab/><text:tab/><text:tab/># =&gt; "</text:span>4<text:span text:style-name="T11">"</text:span></text:p>
      <text:p text:style-name="P29">p cite<text:tab/><text:tab/><text:tab/><text:tab/><text:span text:style-name="T11"># =&gt; "Akt 5, Scene </text:span>4<text:span text:style-name="T11">"</text:span></text:p>
      <text:p text:style-name="P29"/>
      <text:p text:style-name="P29">Можно указать смещение и длину:</text:p>
      <text:p text:style-name="P29">line[39, 8]= <text:span text:style-name="T11">"Porsche </text:span>911 Turbo!<text:span text:style-name="T11">"<text:tab/><text:tab/><text:tab/># =&gt; "Porsche </text:span>911 Turbo!<text:span text:style-name="T11">"</text:span></text:p>
      <text:p text:style-name="P29">p line<text:tab/><text:tab/><text:tab/><text:tab/><text:tab/><text:tab/><text:tab/><text:span text:style-name="T11"># =&gt; "A Porsche! A Porsche! my kindom for a Porsche </text:span>911 Turbo<text:span text:style-name="T11">!"</text:span></text:p>
      <text:p text:style-name="P29"><text:soft-page-break/></text:p>
      <text:p text:style-name="P29">Можно ввести диапазон:</text:p>
      <text:p text:style-name="P29">speaker[13..15]= <text:span text:style-name="T11">"</text:span>the Third<text:span text:style-name="T11">"<text:tab/><text:tab/><text:tab/># =&gt; "</text:span>the Third<text:span text:style-name="T11">"</text:span></text:p>
      <text:p text:style-name="P30">p speaker<text:tab/><text:tab/><text:tab/><text:tab/><text:tab/><text:tab/><text:span text:style-name="T11"># =&gt; "King Richard </text:span>the Third<text:span text:style-name="T11">"</text:span></text:p>
      <text:p text:style-name="P30"/>
      <text:p text:style-name="P47">Метод delete</text:p>
      <text:p text:style-name="P47"/>
      <text:p text:style-name="P33">С помощью delete и delete! можно удалить символы в строке:</text:p>
      <text:p text:style-name="P30"><text:span text:style-name="T11">"That“s call folks!".delete "c"<text:tab/><text:tab/><text:tab/># =&gt; "That“s all folks!"</text:span></text:p>
      <text:p text:style-name="P30"><text:span text:style-name="T11">"That“s calll folks!".delete "l"<text:tab/><text:tab/><text:tab/># =&gt; "That“s a foks!"</text:span></text:p>
      <text:p text:style-name="P30"/>
      <text:p text:style-name="P33">Можно отвергнуть весь параметр или его часть с помощью знака (^):</text:p>
      <text:p text:style-name="P30"><text:span text:style-name="T11">"That“s all folks".delete "abcdefghijklmnopqrstuvwxyz", "^ha"<text:tab/><text:tab/># =&gt; "ha"</text:span></text:p>
      <text:p text:style-name="P30"/>
      <text:p text:style-name="P48">Заменяем подстроку</text:p>
      <text:p text:style-name="P48"/>
      <text:p text:style-name="P34">Метод gsub замещает подстроку(первый параметр) замещающей строкой (второй параметр):</text:p>
      <text:p text:style-name="P31"><text:span text:style-name="T11">"That“s calll folks!".gsub "alll", "all"<text:tab/><text:tab/><text:tab/># =&gt; "That“s all folks!"</text:span></text:p>
      <text:p text:style-name="P31"/>
      <text:p text:style-name="P34">Метод replace замещает строку целиком:</text:p>
      <text:p text:style-name="P34">call = <text:span text:style-name="T11">"</text:span>All hand on deck!<text:span text:style-name="T11">"</text:span></text:p>
      <text:p text:style-name="P34">call.replace <text:span text:style-name="T11">"</text:span>All feet on deck!<text:span text:style-name="T11">"<text:tab/><text:tab/># =&gt; "</text:span>All feet on deck!<text:span text:style-name="T11">"</text:span></text:p>
      <text:p text:style-name="P34"/>
      <text:p text:style-name="P48">Перевернуть строку</text:p>
      <text:p text:style-name="P48"/>
      <text:p text:style-name="P34">Это можно проделать с помощью метода reverse:</text:p>
      <text:p text:style-name="P31"><text:span text:style-name="T11">"abcdefghijklmnopqrstuvwxyz".reverse<text:tab/><text:tab/># =&gt; "zyxwvusrqponmlkjihgfedcba"</text:span></text:p>
      <text:p text:style-name="P31"/>
      <text:p text:style-name="P48"><text:span text:style-name="T12">Из</text:span> строки <text:span text:style-name="T12">в</text:span> массив</text:p>
      <text:p text:style-name="P48"/>
      <text:p text:style-name="P34">Метод split преобразует строку в массив:</text:p>
      <text:p text:style-name="P31"><text:span text:style-name="T11">"0123456789".split<text:tab/><text:tab/># =&gt; ["0123456789"]</text:span></text:p>
      <text:p text:style-name="P31"/>
      <text:p text:style-name="P35">Можем указать параметр:</text:p>
      <text:p text:style-name="P32"><text:span text:style-name="T11">"0123456789".split(//)<text:tab/><text:tab/># =&gt; ["0", "1", "2", "3", "4", "5", "6", "7", "8", "9"]</text:span></text:p>
      <text:p text:style-name="P32"/>
      <text:p text:style-name="P35">c_w = <text:span text:style-name="T11">"</text:span>George Jones, Conway Twitty, Lefty Frizzell, Ferlin Husky<text:span text:style-name="T11">"</text:span></text:p>
      <text:p text:style-name="P35">c_w.split(/, /)<text:tab/><text:tab/><text:tab/><text:tab/><text:span text:style-name="T11"># =&gt; ["</text:span>George Jones<text:span text:style-name="T11">", "</text:span>Conway Twitty<text:span text:style-name="T11">", "</text:span>Lefty Frizzell<text:span text:style-name="T11">", "</text:span>Ferlin Husky<text:span text:style-name="T11">"]</text:span></text:p>
      <text:p text:style-name="P35"><text:soft-page-break/></text:p>
      <text:p text:style-name="P49">Выполняем итерации в строке</text:p>
      <text:p text:style-name="P49"/>
      <text:p text:style-name="P36">Метод each_char выполняет итерацию над каждым символом:</text:p>
      <text:p text:style-name="P36"><text:bookmark-start text:name="__DdeLink__722_683245180"/><text:span text:style-name="T11">"</text:span>news<text:span text:style-name="T11">".</text:span>each_char {|item| print item, <text:span text:style-name="T11">"/"</text:span>}<text:bookmark-end text:name="__DdeLink__722_683245180"/><text:tab/><text:tab/><text:span text:style-name="T11"># =&gt; </text:span>n/e/w/s/</text:p>
      <text:p text:style-name="P36"/>
      <text:p text:style-name="P50">downcase, upcase, capitalize и swapcase</text:p>
      <text:p text:style-name="P50"/>
      <text:p text:style-name="P37">Метод downcase преобразует все символы строки в нижний регистр:</text:p>
      <text:p text:style-name="P37"><text:span text:style-name="T11">"</text:span>LITTLE<text:span text:style-name="T11">".</text:span>downcase<text:tab/><text:tab/><text:span text:style-name="T11"># =&gt; "</text:span>little<text:span text:style-name="T11">"</text:span></text:p>
      <text:p text:style-name="P37"/>
      <text:p text:style-name="P37">Метод upcase преобразует все символы строки в верхний регистр:</text:p>
      <text:p text:style-name="P37"><text:span text:style-name="T11">"</text:span>big<text:span text:style-name="T11">".</text:span>upcase<text:tab/><text:tab/><text:span text:style-name="T11"># =&gt; "</text:span>BIG<text:span text:style-name="T11">"</text:span></text:p>
      <text:p text:style-name="P37"/>
      <text:p text:style-name="P37">Метод capitalize преобразует первый символ строки в верхний регистр:</text:p>
      <text:p text:style-name="P37"><text:span text:style-name="T11">"</text:span>word<text:span text:style-name="T11">".</text:span>capitalize<text:tab/><text:tab/><text:span text:style-name="T11"># =&gt; "</text:span>Word<text:span text:style-name="T11">"</text:span></text:p>
      <text:p text:style-name="P37"/>
      <text:p text:style-name="P37">Метод swapcase преобразует символ<text:span text:style-name="T13">ы</text:span> <text:span text:style-name="T13">с</text:span> верхн<text:span text:style-name="T13">им</text:span> регистр<text:span text:style-name="T13">ом в символы с нижним регистром и наоборот</text:span>:</text:p>
      <text:p text:style-name="P37"><text:span text:style-name="T11">"hAhAhA".</text:span>swapcase<text:tab/><text:tab/><text:span text:style-name="T11"># =&gt; "HaHaHa"</text:span></text:p>
      <text:p text:style-name="P37"/>
      <text:p text:style-name="P51">Преобразуем строки</text:p>
      <text:p text:style-name="P51"/>
      <text:p text:style-name="P40">Можно преобразовать строку в число с плавающей точкой (Float) или целое число (Fixnum):</text:p>
      <text:p text:style-name="P38"><text:span text:style-name="T11">"200".to_f<text:tab/></text:span><text:tab/><text:span text:style-name="T11"># =&gt; 200.0</text:span></text:p>
      <text:p text:style-name="P39"><text:span text:style-name="T11">"100".to_i</text:span><text:tab/><text:tab/><text:span text:style-name="T11"># =&gt; 100</text:span></text:p>
      <text:p text:style-name="P39"/>
      <text:p text:style-name="P41">Чтобы преобразовать строку в символ (Symbol):</text:p>
      <text:p text:style-name="P39"><text:span text:style-name="T11">"name".to_sym</text:span><text:tab/><text:tab/><text:span text:style-name="T11"># =&gt; :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1:19:35.552315572</meta:creation-date>
    <dc:date>2020-03-26T15:39:28.896522376</dc:date>
    <meta:editing-duration>PT27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123" meta:word-count="916" meta:character-count="5628" meta:non-whitespace-character-count="4768"/>
  </office:meta>
</office:document-meta>
</file>